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21fc9"/>
    </style:style>
    <style:style style:name="P2" style:family="paragraph" style:parent-style-name="Text_20_body">
      <style:text-properties officeooo:rsid="00021fc9" officeooo:paragraph-rsid="00021fc9"/>
    </style:style>
    <style:style style:name="P3" style:family="paragraph" style:parent-style-name="Text_20_body">
      <style:text-properties officeooo:rsid="0003e16f" officeooo:paragraph-rsid="0003e16f"/>
    </style:style>
    <style:style style:name="P4" style:family="paragraph" style:parent-style-name="Standard">
      <style:paragraph-properties fo:break-before="page"/>
      <style:text-properties officeooo:rsid="00040aa4" officeooo:paragraph-rsid="00040aa4"/>
    </style:style>
    <style:style style:name="P5" style:family="paragraph" style:parent-style-name="Standard">
      <style:text-properties officeooo:rsid="00040aa4" officeooo:paragraph-rsid="00040aa4"/>
    </style:style>
    <style:style style:name="P6" style:family="paragraph" style:parent-style-name="Text_20_body">
      <style:text-properties officeooo:rsid="00040aa4" officeooo:paragraph-rsid="00040a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NU Compiler</text:p>
      <text:p text:style-name="P2">O0:</text:p>
      <table:table table:name="Table2" table:style-name="Table2">
        <table:table-column table:style-name="Table2.A"/>
        <table:table-row table:style-name="TableLine94522438691936">
          <table:table-cell table:style-name="Table2.A1" office:value-type="string">
            <text:p text:style-name="Table_20_Contents">_Z5loop1v:</text:p>
            <text:p text:style-name="Table_20_Contents">.LFB2424:</text:p>
            <text:p text:style-name="Table_20_Contents"><text:tab/>.cfi_startproc</text:p>
            <text:p text:style-name="Table_20_Contents"><text:tab/>endbr64</text:p>
            <text:p text:style-name="Table_20_Contents"><text:tab/>push<text:tab/>rbp</text:p>
            <text:p text:style-name="Table_20_Contents"><text:tab/>.cfi_def_cfa_offset 16</text:p>
            <text:p text:style-name="Table_20_Contents"><text:tab/>.cfi_offset 6, -16</text:p>
            <text:p text:style-name="Table_20_Contents"><text:tab/>mov<text:tab/>rbp, rsp</text:p>
            <text:p text:style-name="Table_20_Contents"><text:tab/>.cfi_def_cfa_register 6</text:p>
            <text:p text:style-name="Table_20_Contents"><text:tab/>mov<text:tab/>DWORD PTR -4[rbp], 0</text:p>
            <text:p text:style-name="Table_20_Contents"><text:tab/>jmp<text:tab/>.L12</text:p>
            <text:p text:style-name="Table_20_Contents">.L13:</text:p>
            <text:p text:style-name="Table_20_Contents"><text:tab/>mov<text:tab/>rdx, QWORD PTR a[rip]</text:p>
            <text:p text:style-name="Table_20_Contents"><text:tab/>mov<text:tab/>eax, DWORD PTR -4[rbp]</text:p>
            <text:p text:style-name="Table_20_Contents"><text:tab/>cdqe</text:p>
            <text:p text:style-name="Table_20_Contents"><text:tab/>sal<text:tab/>rax, 3</text:p>
            <text:p text:style-name="Table_20_Contents"><text:tab/>add<text:tab/>rax, rdx</text:p>
            <text:p text:style-name="Table_20_Contents"><text:tab/>movsd<text:tab/>xmm1, QWORD PTR [rax]</text:p>
            <text:p text:style-name="Table_20_Contents"><text:tab/>mov<text:tab/>rdx, QWORD PTR a[rip]</text:p>
            <text:p text:style-name="Table_20_Contents"><text:tab/>mov<text:tab/>eax, DWORD PTR -4[rbp]</text:p>
            <text:p text:style-name="Table_20_Contents"><text:tab/>cdqe</text:p>
            <text:p text:style-name="Table_20_Contents"><text:tab/>sal<text:tab/>rax, 3</text:p>
            <text:p text:style-name="Table_20_Contents"><text:tab/>add<text:tab/>rax, rdx</text:p>
            <text:p text:style-name="Table_20_Contents"><text:tab/>movsd<text:tab/>xmm0, QWORD PTR .LC1[rip]</text:p>
            <text:p text:style-name="Table_20_Contents"><text:tab/>mulsd<text:tab/>xmm0, xmm1</text:p>
            <text:p text:style-name="Table_20_Contents"><text:tab/>movsd<text:tab/>QWORD PTR [rax], xmm0</text:p>
            <text:p text:style-name="Table_20_Contents"><text:tab/>mov<text:tab/>rdx, QWORD PTR a[rip]</text:p>
            <text:p text:style-name="Table_20_Contents"><text:tab/>mov<text:tab/>eax, DWORD PTR -4[rbp]</text:p>
            <text:p text:style-name="Table_20_Contents"><text:tab/>cdqe</text:p>
            <text:p text:style-name="Table_20_Contents"><text:tab/>sal<text:tab/>rax, 3</text:p>
            <text:p text:style-name="Table_20_Contents"><text:tab/>add<text:tab/>rax, rdx</text:p>
            <text:p text:style-name="Table_20_Contents"><text:tab/>movsd<text:tab/>xmm0, QWORD PTR [rax]</text:p>
            <text:p text:style-name="Table_20_Contents"><text:tab/>mov<text:tab/>rdx, QWORD PTR a[rip]</text:p>
            <text:p text:style-name="Table_20_Contents"><text:tab/>mov<text:tab/>eax, DWORD PTR -4[rbp]</text:p>
            <text:p text:style-name="Table_20_Contents"><text:tab/>cdqe</text:p>
            <text:p text:style-name="Table_20_Contents"><text:tab/>sal<text:tab/>rax, 3</text:p>
            <text:p text:style-name="Table_20_Contents"><text:tab/>add<text:tab/>rax, rdx</text:p>
            <text:p text:style-name="Table_20_Contents"><text:tab/>movsd<text:tab/>xmm1, QWORD PTR .LC2[rip]</text:p>
            <text:p text:style-name="Table_20_Contents"><text:tab/>divsd<text:tab/>xmm0, xmm1</text:p>
            <text:p text:style-name="Table_20_Contents"><text:tab/>movsd<text:tab/>QWORD PTR [rax], xmm0</text:p>
            <text:p text:style-name="Table_20_Contents"><text:tab/>add<text:tab/>DWORD PTR -4[rbp], 1</text:p>
            <text:p text:style-name="Table_20_Contents">.L12:</text:p>
            <text:p text:style-name="Table_20_Contents"><text:tab/>cmp<text:tab/>DWORD PTR -4[rbp], 99999999</text:p>
            <text:p text:style-name="Table_20_Contents"><text:tab/>jle<text:tab/>.L13</text:p>
            <text:p text:style-name="Table_20_Contents"><text:tab/>nop</text:p>
            <text:p text:style-name="Table_20_Contents"><text:tab/>nop</text:p>
            <text:p text:style-name="Table_20_Contents"><text:tab/>pop<text:tab/>rbp</text:p>
            <text:p text:style-name="Table_20_Contents"><text:tab/>.cfi_def_cfa 7, 8</text:p>
            <text:p text:style-name="Table_20_Contents"><text:tab/>ret</text:p>
          </table:table-cell>
        </table:table-row>
        <text:soft-page-break/>
        <table:table-row table:style-name="TableLine94522438870320">
          <table:table-cell table:style-name="Table2.A2" office:value-type="string">
            <text:p text:style-name="Table_20_Contents">_Z5loop2v:</text:p>
            <text:p text:style-name="Table_20_Contents">.LFB2425:</text:p>
            <text:p text:style-name="Table_20_Contents"><text:tab/>.cfi_startproc</text:p>
            <text:p text:style-name="Table_20_Contents"><text:tab/>endbr64</text:p>
            <text:p text:style-name="Table_20_Contents"><text:tab/>push<text:tab/>rbp</text:p>
            <text:p text:style-name="Table_20_Contents"><text:tab/>.cfi_def_cfa_offset 16</text:p>
            <text:p text:style-name="Table_20_Contents"><text:tab/>.cfi_offset 6, -16</text:p>
            <text:p text:style-name="Table_20_Contents"><text:tab/>mov<text:tab/>rbp, rsp</text:p>
            <text:p text:style-name="Table_20_Contents"><text:tab/>.cfi_def_cfa_register 6</text:p>
            <text:p text:style-name="Table_20_Contents"><text:tab/>mov<text:tab/>rax, QWORD PTR a[rip]</text:p>
            <text:p text:style-name="Table_20_Contents"><text:tab/>mov<text:tab/>QWORD PTR -8[rbp], rax</text:p>
            <text:p text:style-name="Table_20_Contents"><text:tab/>mov<text:tab/>DWORD PTR -12[rbp], 0</text:p>
            <text:p text:style-name="Table_20_Contents"><text:tab/>jmp<text:tab/>.L15</text:p>
            <text:p text:style-name="Table_20_Contents">.L16:</text:p>
            <text:p text:style-name="Table_20_Contents"><text:tab/>mov<text:tab/>rax, QWORD PTR -8[rbp]</text:p>
            <text:p text:style-name="Table_20_Contents"><text:tab/>movsd<text:tab/>xmm1, QWORD PTR [rax]</text:p>
            <text:p text:style-name="Table_20_Contents"><text:tab/>movsd<text:tab/>xmm0, QWORD PTR .LC1[rip]</text:p>
            <text:p text:style-name="Table_20_Contents"><text:tab/>mulsd<text:tab/>xmm0, xmm1</text:p>
            <text:p text:style-name="Table_20_Contents"><text:tab/>mov<text:tab/>rax, QWORD PTR -8[rbp]</text:p>
            <text:p text:style-name="Table_20_Contents"><text:tab/>movsd<text:tab/>QWORD PTR [rax], xmm0</text:p>
            <text:p text:style-name="Table_20_Contents"><text:tab/>mov<text:tab/>rax, QWORD PTR -8[rbp]</text:p>
            <text:p text:style-name="Table_20_Contents"><text:tab/>movsd<text:tab/>xmm0, QWORD PTR [rax]</text:p>
            <text:p text:style-name="Table_20_Contents"><text:tab/>movsd<text:tab/>xmm1, QWORD PTR .LC2[rip]</text:p>
            <text:p text:style-name="Table_20_Contents"><text:tab/>divsd<text:tab/>xmm0, xmm1</text:p>
            <text:p text:style-name="Table_20_Contents"><text:tab/>mov<text:tab/>rax, QWORD PTR -8[rbp]</text:p>
            <text:p text:style-name="Table_20_Contents"><text:tab/>movsd<text:tab/>QWORD PTR [rax], xmm0</text:p>
            <text:p text:style-name="Table_20_Contents"><text:tab/>add<text:tab/>QWORD PTR -8[rbp], 8</text:p>
            <text:p text:style-name="Table_20_Contents"><text:tab/>add<text:tab/>DWORD PTR -12[rbp], 1</text:p>
            <text:p text:style-name="Table_20_Contents">.L15:</text:p>
            <text:p text:style-name="Table_20_Contents"><text:tab/>cmp<text:tab/>DWORD PTR -12[rbp], 99999999</text:p>
            <text:p text:style-name="Table_20_Contents"><text:tab/>jle<text:tab/>.L16</text:p>
            <text:p text:style-name="Table_20_Contents"><text:tab/>nop</text:p>
            <text:p text:style-name="Table_20_Contents"><text:tab/>nop</text:p>
            <text:p text:style-name="Table_20_Contents"><text:tab/>pop<text:tab/>rbp</text:p>
            <text:p text:style-name="Table_20_Contents"><text:tab/>.cfi_def_cfa 7, 8</text:p>
            <text:p text:style-name="Table_20_Contents"><text:tab/>ret</text:p>
          </table:table-cell>
        </table:table-row>
      </table:table>
      <text:p text:style-name="P2"/>
      <text:p text:style-name="P3">O1:</text:p>
      <table:table table:name="Table3" table:style-name="Table3">
        <table:table-column table:style-name="Table3.A"/>
        <table:table-row table:style-name="TableLine94522440738352">
          <table:table-cell table:style-name="Table3.A1" office:value-type="string">
            <text:p text:style-name="Table_20_Contents">_Z5loop1v:</text:p>
            <text:p text:style-name="Table_20_Contents">.LFB2517:</text:p>
            <text:p text:style-name="Table_20_Contents"><text:tab/>.cfi_startproc</text:p>
            <text:p text:style-name="Table_20_Contents"><text:tab/>endbr64</text:p>
            <text:p text:style-name="Table_20_Contents"><text:tab/>mov<text:tab/>eax, 0</text:p>
            <text:p text:style-name="Table_20_Contents"><text:tab/>movsd<text:tab/>xmm2, QWORD PTR .LC2[rip]</text:p>
            <text:p text:style-name="Table_20_Contents"><text:tab/>movsd<text:tab/>xmm1, QWORD PTR .LC3[rip]</text:p>
            <text:p text:style-name="Table_20_Contents">.L18:</text:p>
            <text:p text:style-name="Table_20_Contents"><text:tab/>mov<text:tab/>rdx, rax</text:p>
            <text:p text:style-name="Table_20_Contents"><text:tab/>add<text:tab/>rdx, QWORD PTR a[rip]</text:p>
            <text:p text:style-name="Table_20_Contents"><text:tab/>movapd<text:tab/>xmm0, xmm2</text:p>
            <text:p text:style-name="Table_20_Contents"><text:tab/>mulsd<text:tab/>xmm0, QWORD PTR [rdx]</text:p>
            <text:p text:style-name="Table_20_Contents"><text:soft-page-break/><text:tab/>movsd<text:tab/>QWORD PTR [rdx], xmm0</text:p>
            <text:p text:style-name="Table_20_Contents"><text:tab/>mov<text:tab/>rdx, rax</text:p>
            <text:p text:style-name="Table_20_Contents"><text:tab/>add<text:tab/>rdx, QWORD PTR a[rip]</text:p>
            <text:p text:style-name="Table_20_Contents"><text:tab/>movsd<text:tab/>xmm0, QWORD PTR [rdx]</text:p>
            <text:p text:style-name="Table_20_Contents"><text:tab/>divsd<text:tab/>xmm0, xmm1</text:p>
            <text:p text:style-name="Table_20_Contents"><text:tab/>movsd<text:tab/>QWORD PTR [rdx], xmm0</text:p>
            <text:p text:style-name="Table_20_Contents"><text:tab/>add<text:tab/>rax, 8</text:p>
            <text:p text:style-name="Table_20_Contents"><text:tab/>cmp<text:tab/>rax, 800000000</text:p>
            <text:p text:style-name="Table_20_Contents"><text:tab/>jne<text:tab/>.L18</text:p>
            <text:p text:style-name="Table_20_Contents"><text:tab/>ret</text:p>
          </table:table-cell>
        </table:table-row>
        <table:table-row table:style-name="TableLine94522339174400">
          <table:table-cell table:style-name="Table3.A2" office:value-type="string">
            <text:p text:style-name="Table_20_Contents">_Z5loop2v:</text:p>
            <text:p text:style-name="Table_20_Contents">.LFB2518:</text:p>
            <text:p text:style-name="Table_20_Contents"><text:tab/>.cfi_startproc</text:p>
            <text:p text:style-name="Table_20_Contents"><text:tab/>endbr64</text:p>
            <text:p text:style-name="Table_20_Contents"><text:tab/>mov<text:tab/>rax, QWORD PTR a[rip]</text:p>
            <text:p text:style-name="Table_20_Contents"><text:tab/>lea<text:tab/>rdx, 800000000[rax]</text:p>
            <text:p text:style-name="Table_20_Contents"><text:tab/>movsd<text:tab/>xmm2, QWORD PTR .LC2[rip]</text:p>
            <text:p text:style-name="Table_20_Contents"><text:tab/>movsd<text:tab/>xmm1, QWORD PTR .LC3[rip]</text:p>
            <text:p text:style-name="Table_20_Contents">.L21:</text:p>
            <text:p text:style-name="Table_20_Contents"><text:tab/>movapd<text:tab/>xmm0, xmm2</text:p>
            <text:p text:style-name="Table_20_Contents"><text:tab/>mulsd<text:tab/>xmm0, QWORD PTR [rax]</text:p>
            <text:p text:style-name="Table_20_Contents"><text:tab/>divsd<text:tab/>xmm0, xmm1</text:p>
            <text:p text:style-name="Table_20_Contents"><text:tab/>movsd<text:tab/>QWORD PTR [rax], xmm0</text:p>
            <text:p text:style-name="Table_20_Contents"><text:tab/>add<text:tab/>rax, 8</text:p>
            <text:p text:style-name="Table_20_Contents"><text:tab/>cmp<text:tab/>rdx, rax</text:p>
            <text:p text:style-name="Table_20_Contents"><text:tab/>jne<text:tab/>.L21</text:p>
            <text:p text:style-name="Table_20_Contents"><text:tab/>ret</text:p>
          </table:table-cell>
        </table:table-row>
      </table:table>
      <text:p text:style-name="P3"/>
      <text:p text:style-name="P3">O2:</text:p>
      <table:table table:name="Table4" table:style-name="Table4">
        <table:table-column table:style-name="Table4.A"/>
        <table:table-row table:style-name="TableLine94522339187680">
          <table:table-cell table:style-name="Table4.A1" office:value-type="string">
            <text:p text:style-name="Table_20_Contents">_Z5loop1v:</text:p>
            <text:p text:style-name="Table_20_Contents">.LFB2517:</text:p>
            <text:p text:style-name="Table_20_Contents"><text:tab/>.cfi_startproc</text:p>
            <text:p text:style-name="Table_20_Contents"><text:tab/>endbr64</text:p>
            <text:p text:style-name="Table_20_Contents"><text:tab/>mov<text:tab/>rax, QWORD PTR a[rip]</text:p>
            <text:p text:style-name="Table_20_Contents"><text:tab/>movsd<text:tab/>xmm2, QWORD PTR .LC2[rip]</text:p>
            <text:p text:style-name="Table_20_Contents"><text:tab/>movsd<text:tab/>xmm1, QWORD PTR .LC3[rip]</text:p>
            <text:p text:style-name="Table_20_Contents"><text:tab/>lea<text:tab/>rdx, 800000000[rax]</text:p>
            <text:p text:style-name="Table_20_Contents"><text:tab/>.p2align 4,,10</text:p>
            <text:p text:style-name="Table_20_Contents"><text:tab/>.p2align 3</text:p>
            <text:p text:style-name="Table_20_Contents">.L22:</text:p>
            <text:p text:style-name="Table_20_Contents"><text:tab/>movsd<text:tab/>xmm0, QWORD PTR [rax]</text:p>
            <text:p text:style-name="Table_20_Contents"><text:tab/>add<text:tab/>rax, 8</text:p>
            <text:p text:style-name="Table_20_Contents"><text:tab/>mulsd<text:tab/>xmm0, xmm2</text:p>
            <text:p text:style-name="Table_20_Contents"><text:tab/>divsd<text:tab/>xmm0, xmm1</text:p>
            <text:p text:style-name="Table_20_Contents"><text:tab/>movsd<text:tab/>QWORD PTR -8[rax], xmm0</text:p>
            <text:p text:style-name="Table_20_Contents"><text:tab/>cmp<text:tab/>rax, rdx</text:p>
            <text:p text:style-name="Table_20_Contents"><text:tab/>jne<text:tab/>.L22</text:p>
            <text:p text:style-name="Table_20_Contents"><text:tab/>ret</text:p>
          </table:table-cell>
        </table:table-row>
        <table:table-row table:style-name="TableLine94522336520672">
          <table:table-cell table:style-name="Table4.A2" office:value-type="string">
            <text:p text:style-name="Table_20_Contents">_Z5loop2v:</text:p>
            <text:p text:style-name="Table_20_Contents"><text:soft-page-break/>.LFB2518:</text:p>
            <text:p text:style-name="Table_20_Contents"><text:tab/>.cfi_startproc</text:p>
            <text:p text:style-name="Table_20_Contents"><text:tab/>endbr64</text:p>
            <text:p text:style-name="Table_20_Contents"><text:tab/>mov<text:tab/>rax, QWORD PTR a[rip]</text:p>
            <text:p text:style-name="Table_20_Contents"><text:tab/>movsd<text:tab/>xmm2, QWORD PTR .LC2[rip]</text:p>
            <text:p text:style-name="Table_20_Contents"><text:tab/>movsd<text:tab/>xmm1, QWORD PTR .LC3[rip]</text:p>
            <text:p text:style-name="Table_20_Contents"><text:tab/>lea<text:tab/>rdx, 800000000[rax]</text:p>
            <text:p text:style-name="Table_20_Contents"><text:tab/>.p2align 4,,10</text:p>
            <text:p text:style-name="Table_20_Contents"><text:tab/>.p2align 3</text:p>
            <text:p text:style-name="Table_20_Contents">.L25:</text:p>
            <text:p text:style-name="Table_20_Contents"><text:tab/>movsd<text:tab/>xmm0, QWORD PTR [rax]</text:p>
            <text:p text:style-name="Table_20_Contents"><text:tab/>add<text:tab/>rax, 8</text:p>
            <text:p text:style-name="Table_20_Contents"><text:tab/>mulsd<text:tab/>xmm0, xmm2</text:p>
            <text:p text:style-name="Table_20_Contents"><text:tab/>divsd<text:tab/>xmm0, xmm1</text:p>
            <text:p text:style-name="Table_20_Contents"><text:tab/>movsd<text:tab/>QWORD PTR -8[rax], xmm0</text:p>
            <text:p text:style-name="Table_20_Contents"><text:tab/>cmp<text:tab/>rdx, rax</text:p>
            <text:p text:style-name="Table_20_Contents"><text:tab/>jne<text:tab/>.L25</text:p>
            <text:p text:style-name="Table_20_Contents"><text:tab/>ret</text:p>
          </table:table-cell>
        </table:table-row>
      </table:table>
      <text:p text:style-name="P3"/>
      <text:p text:style-name="P2">O3:</text:p>
      <table:table table:name="Table1" table:style-name="Table1">
        <table:table-column table:style-name="Table1.A"/>
        <table:table-row table:style-name="TableLine94522333668544">
          <table:table-cell table:style-name="Table1.A1" office:value-type="string">
            <text:p text:style-name="Table_20_Contents">_Z5loop1v:</text:p>
            <text:p text:style-name="Table_20_Contents">.LFB2517:</text:p>
            <text:p text:style-name="Table_20_Contents"><text:s text:c="8"/>.cfi_startproc</text:p>
            <text:p text:style-name="Table_20_Contents"><text:s text:c="8"/>endbr64</text:p>
            <text:p text:style-name="Table_20_Contents"><text:s text:c="8"/>mov <text:s text:c="4"/>rax, QWORD PTR a[rip]</text:p>
            <text:p text:style-name="Table_20_Contents"><text:s text:c="8"/>movapd <text:s/>xmm2, XMMWORD PTR .LC2[rip]</text:p>
            <text:p text:style-name="Table_20_Contents"><text:s text:c="8"/>movapd <text:s/>xmm1, XMMWORD PTR .LC3[rip]</text:p>
            <text:p text:style-name="Table_20_Contents"><text:s text:c="8"/>lea <text:s text:c="4"/>rdx, 800000000[rax]</text:p>
            <text:p text:style-name="Table_20_Contents"><text:s text:c="8"/>.p2align 4,,10</text:p>
            <text:p text:style-name="Table_20_Contents"><text:s text:c="8"/>.p2align 3</text:p>
            <text:p text:style-name="Table_20_Contents">.L22:</text:p>
            <text:p text:style-name="Table_20_Contents"><text:s text:c="8"/>movupd <text:s/>xmm0, XMMWORD PTR [rax]</text:p>
            <text:p text:style-name="Table_20_Contents"><text:s text:c="8"/>add <text:s text:c="4"/>rax, 16</text:p>
            <text:p text:style-name="Table_20_Contents"><text:s text:c="8"/>mulpd <text:s text:c="2"/>xmm0, xmm2</text:p>
            <text:p text:style-name="Table_20_Contents"><text:s text:c="8"/>divpd <text:s text:c="2"/>xmm0, xmm1</text:p>
            <text:p text:style-name="Table_20_Contents"><text:s text:c="8"/>movups <text:s/>XMMWORD PTR -16[rax], xmm0</text:p>
            <text:p text:style-name="Table_20_Contents"><text:s text:c="8"/>cmp <text:s text:c="4"/>rdx, rax</text:p>
            <text:p text:style-name="Table_20_Contents"><text:s text:c="8"/>jne <text:s text:c="4"/>.L22</text:p>
            <text:p text:style-name="Table_20_Contents"><text:s text:c="8"/>ret</text:p>
          </table:table-cell>
        </table:table-row>
        <table:table-row table:style-name="TableLine94522335709456">
          <table:table-cell table:style-name="Table1.A2" office:value-type="string">
            <text:p text:style-name="P1">_Z5loop2v:</text:p>
            <text:p text:style-name="P1">.LFB2518:</text:p>
            <text:p text:style-name="P1"><text:s text:c="8"/>.cfi_startproc</text:p>
            <text:p text:style-name="P1"><text:s text:c="8"/>endbr64</text:p>
            <text:p text:style-name="P1"><text:s text:c="8"/>mov <text:s text:c="4"/>rax, QWORD PTR a[rip]</text:p>
            <text:p text:style-name="P1"><text:s text:c="8"/>movapd <text:s/>xmm2, XMMWORD PTR .LC2[rip]</text:p>
            <text:p text:style-name="P1"><text:s text:c="8"/>movapd <text:s/>xmm1, XMMWORD PTR .LC3[rip]</text:p>
            <text:p text:style-name="P1"><text:s text:c="8"/>lea <text:s text:c="4"/>rdx, 800000000[rax]</text:p>
            <text:p text:style-name="P1"><text:s text:c="8"/>.p2align 4,,10</text:p>
            <text:p text:style-name="P1"><text:s text:c="8"/>.p2align 3</text:p>
            <text:p text:style-name="P1">.L25:</text:p>
            <text:p text:style-name="P1"><text:soft-page-break/><text:s text:c="8"/>movupd <text:s/>xmm0, XMMWORD PTR [rax]</text:p>
            <text:p text:style-name="P1"><text:s text:c="8"/>add <text:s text:c="4"/>rax, 16</text:p>
            <text:p text:style-name="P1"><text:s text:c="8"/>mulpd <text:s text:c="2"/>xmm0, xmm2</text:p>
            <text:p text:style-name="P1"><text:s text:c="8"/>divpd <text:s text:c="2"/>xmm0, xmm1</text:p>
            <text:p text:style-name="P1"><text:s text:c="8"/>movups <text:s/>XMMWORD PTR -16[rax], xmm0</text:p>
            <text:p text:style-name="P1"><text:s text:c="8"/>cmp <text:s text:c="4"/>rdx, rax</text:p>
            <text:p text:style-name="P1"><text:s text:c="8"/>jne <text:s text:c="4"/>.L25</text:p>
            <text:p text:style-name="P1"><text:s text:c="8"/>ret</text:p>
          </table:table-cell>
        </table:table-row>
      </table:table>
      <text:p text:style-name="Standard"/>
      <text:p text:style-name="P4">Clang Compiler</text:p>
      <text:p text:style-name="P5">O0:</text:p>
      <table:table table:name="Table5" table:style-name="Table5">
        <table:table-column table:style-name="Table5.A"/>
        <table:table-row table:style-name="TableLine94522480247296">
          <table:table-cell table:style-name="Table5.A1" office:value-type="string">
            <text:p text:style-name="Table_20_Contents">_Z5loop1v: <text:s text:c="29"/># @_Z5loop1v</text:p>
            <text:p text:style-name="Table_20_Contents"><text:s text:c="8"/>.cfi_startproc</text:p>
            <text:p text:style-name="Table_20_Contents"># %bb.0:</text:p>
            <text:p text:style-name="Table_20_Contents"><text:s text:c="8"/>push <text:s text:c="3"/>rbp</text:p>
            <text:p text:style-name="Table_20_Contents"><text:s text:c="8"/>.cfi_def_cfa_offset 16</text:p>
            <text:p text:style-name="Table_20_Contents"><text:s text:c="8"/>.cfi_offset rbp, -16</text:p>
            <text:p text:style-name="Table_20_Contents"><text:s text:c="8"/>mov <text:s text:c="4"/>rbp, rsp</text:p>
            <text:p text:style-name="Table_20_Contents"><text:s text:c="8"/>.cfi_def_cfa_register rbp</text:p>
            <text:p text:style-name="Table_20_Contents"><text:s text:c="8"/>mov <text:s text:c="4"/>dword ptr [rbp - 4], 0</text:p>
            <text:p text:style-name="Table_20_Contents">.LBB4_1: <text:s text:c="31"/># =&gt;This Inner Loop Header: Depth=1</text:p>
            <text:p text:style-name="Table_20_Contents"><text:s text:c="8"/>cmp <text:s text:c="4"/>dword ptr [rbp - 4], 100000000</text:p>
            <text:p text:style-name="Table_20_Contents"><text:s text:c="8"/>jge <text:s text:c="4"/>.LBB4_4</text:p>
            <text:p text:style-name="Table_20_Contents"># %bb.2: <text:s text:c="31"/># <text:s text:c="2"/>in Loop: Header=BB4_1 Depth=1</text:p>
            <text:p text:style-name="Table_20_Contents"><text:s text:c="8"/>mov <text:s text:c="4"/>rax, qword ptr [rip + a]</text:p>
            <text:p text:style-name="Table_20_Contents"><text:s text:c="8"/>movsxd <text:s/>rcx, dword ptr [rbp - 4]</text:p>
            <text:p text:style-name="Table_20_Contents"><text:s text:c="8"/>movsd <text:s text:c="2"/>xmm0, qword ptr [rip + .LCPI4_1] # xmm0 = mem[0],zero</text:p>
            <text:p text:style-name="Table_20_Contents"><text:s text:c="8"/>mulsd <text:s text:c="2"/>xmm0, qword ptr [rax + 8*rcx]</text:p>
            <text:p text:style-name="Table_20_Contents"><text:s text:c="8"/>mov <text:s text:c="4"/>rax, qword ptr [rip + a]</text:p>
            <text:p text:style-name="Table_20_Contents"><text:s text:c="8"/>movsxd <text:s/>rcx, dword ptr [rbp - 4]</text:p>
            <text:p text:style-name="Table_20_Contents"><text:s text:c="8"/>movsd <text:s text:c="2"/>qword ptr [rax + 8*rcx], xmm0</text:p>
            <text:p text:style-name="Table_20_Contents"><text:s text:c="8"/>mov <text:s text:c="4"/>rax, qword ptr [rip + a]</text:p>
            <text:p text:style-name="Table_20_Contents"><text:s text:c="8"/>movsxd <text:s/>rcx, dword ptr [rbp - 4]</text:p>
            <text:p text:style-name="Table_20_Contents"><text:s text:c="8"/>movsd <text:s text:c="2"/>xmm0, qword ptr [rax + 8*rcx] <text:s text:c="2"/># xmm0 = mem[0],zero</text:p>
            <text:p text:style-name="Table_20_Contents"><text:s text:c="8"/>movsd <text:s text:c="2"/>xmm1, qword ptr [rip + .LCPI4_0] # xmm1 = mem[0],zero</text:p>
            <text:p text:style-name="Table_20_Contents"><text:s text:c="8"/>divsd <text:s text:c="2"/>xmm0, xmm1</text:p>
            <text:p text:style-name="Table_20_Contents"><text:s text:c="8"/>mov <text:s text:c="4"/>rax, qword ptr [rip + a]</text:p>
            <text:p text:style-name="Table_20_Contents"><text:s text:c="8"/>movsxd <text:s/>rcx, dword ptr [rbp - 4]</text:p>
            <text:p text:style-name="Table_20_Contents"><text:s text:c="8"/>movsd <text:s text:c="2"/>qword ptr [rax + 8*rcx], xmm0</text:p>
            <text:p text:style-name="Table_20_Contents"># %bb.3: <text:s text:c="31"/># <text:s text:c="2"/>in Loop: Header=BB4_1 Depth=1</text:p>
            <text:p text:style-name="Table_20_Contents"><text:s text:c="8"/>mov <text:s text:c="4"/>eax, dword ptr [rbp - 4]</text:p>
            <text:p text:style-name="Table_20_Contents"><text:s text:c="8"/>add <text:s text:c="4"/>eax, 1</text:p>
            <text:p text:style-name="Table_20_Contents"><text:s text:c="8"/>mov <text:s text:c="4"/>dword ptr [rbp - 4], eax</text:p>
            <text:p text:style-name="Table_20_Contents"><text:s text:c="8"/>jmp <text:s text:c="4"/>.LBB4_1</text:p>
            <text:p text:style-name="Table_20_Contents">.LBB4_4:</text:p>
            <text:p text:style-name="Table_20_Contents"><text:s text:c="8"/>pop <text:s text:c="4"/>rbp</text:p>
            <text:p text:style-name="Table_20_Contents"><text:s text:c="8"/>.cfi_def_cfa rsp, 8</text:p>
            <text:p text:style-name="Table_20_Contents"><text:s text:c="8"/>ret</text:p>
          </table:table-cell>
        </table:table-row>
        <table:table-row table:style-name="TableLine94522480247296">
          <table:table-cell table:style-name="Table5.A2" office:value-type="string">
            <text:p text:style-name="Table_20_Contents">_Z5loop2v: <text:s text:c="29"/># @_Z5loop2v</text:p>
            <text:p text:style-name="Table_20_Contents"><text:s text:c="8"/>.cfi_startproc</text:p>
            <text:p text:style-name="Table_20_Contents"># %bb.0:</text:p>
            <text:p text:style-name="Table_20_Contents"><text:s text:c="8"/>push <text:s text:c="3"/>rbp</text:p>
            <text:p text:style-name="Table_20_Contents"><text:s text:c="8"/>.cfi_def_cfa_offset 16</text:p>
            <text:p text:style-name="Table_20_Contents"><text:s text:c="8"/>.cfi_offset rbp, -16</text:p>
            <text:p text:style-name="Table_20_Contents"><text:s text:c="8"/>mov <text:s text:c="4"/>rbp, rsp</text:p>
            <text:p text:style-name="Table_20_Contents"><text:s text:c="8"/>.cfi_def_cfa_register rbp</text:p>
            <text:p text:style-name="Table_20_Contents"><text:s text:c="8"/>mov <text:s text:c="4"/>rax, qword ptr [rip + a]</text:p>
            <text:p text:style-name="Table_20_Contents"><text:s text:c="8"/>mov <text:s text:c="4"/>qword ptr [rbp - 8], rax</text:p>
            <text:p text:style-name="Table_20_Contents"><text:s text:c="8"/>mov <text:s text:c="4"/>dword ptr [rbp - 12], 0</text:p>
            <text:p text:style-name="Table_20_Contents">.LBB5_1: <text:s text:c="31"/># =&gt;This Inner Loop Header: Depth=1</text:p>
            <text:p text:style-name="Table_20_Contents"><text:soft-page-break/><text:s text:c="8"/>cmp <text:s text:c="4"/>dword ptr [rbp - 12], 100000000</text:p>
            <text:p text:style-name="Table_20_Contents"><text:s text:c="8"/>jge <text:s text:c="4"/>.LBB5_4</text:p>
            <text:p text:style-name="Table_20_Contents"># %bb.2: <text:s text:c="31"/># <text:s text:c="2"/>in Loop: Header=BB5_1 Depth=1</text:p>
            <text:p text:style-name="Table_20_Contents"><text:s text:c="8"/>mov <text:s text:c="4"/>rax, qword ptr [rbp - 8]</text:p>
            <text:p text:style-name="Table_20_Contents"><text:s text:c="8"/>movsd <text:s text:c="2"/>xmm0, qword ptr [rip + .LCPI5_1] # xmm0 = mem[0],zero</text:p>
            <text:p text:style-name="Table_20_Contents"><text:s text:c="8"/>mulsd <text:s text:c="2"/>xmm0, qword ptr [rax]</text:p>
            <text:p text:style-name="Table_20_Contents"><text:s text:c="8"/>mov <text:s text:c="4"/>rax, qword ptr [rbp - 8]</text:p>
            <text:p text:style-name="Table_20_Contents"><text:s text:c="8"/>movsd <text:s text:c="2"/>qword ptr [rax], xmm0</text:p>
            <text:p text:style-name="Table_20_Contents"><text:s text:c="8"/>mov <text:s text:c="4"/>rax, qword ptr [rbp - 8]</text:p>
            <text:p text:style-name="Table_20_Contents"><text:s text:c="8"/>movsd <text:s text:c="2"/>xmm0, qword ptr [rax] <text:s text:c="10"/># xmm0 = mem[0],zero</text:p>
            <text:p text:style-name="Table_20_Contents"><text:s text:c="8"/>movsd <text:s text:c="2"/>xmm1, qword ptr [rip + .LCPI5_0] # xmm1 = mem[0],zero</text:p>
            <text:p text:style-name="Table_20_Contents"><text:s text:c="8"/>divsd <text:s text:c="2"/>xmm0, xmm1</text:p>
            <text:p text:style-name="Table_20_Contents"><text:s text:c="8"/>mov <text:s text:c="4"/>rax, qword ptr [rbp - 8]</text:p>
            <text:p text:style-name="Table_20_Contents"><text:s text:c="8"/>movsd <text:s text:c="2"/>qword ptr [rax], xmm0</text:p>
            <text:p text:style-name="Table_20_Contents"><text:s text:c="8"/>mov <text:s text:c="4"/>rax, qword ptr [rbp - 8]</text:p>
            <text:p text:style-name="Table_20_Contents"><text:s text:c="8"/>add <text:s text:c="4"/>rax, 8</text:p>
            <text:p text:style-name="Table_20_Contents"><text:s text:c="8"/>mov <text:s text:c="4"/>qword ptr [rbp - 8], rax</text:p>
            <text:p text:style-name="Table_20_Contents"># %bb.3: <text:s text:c="31"/># <text:s text:c="2"/>in Loop: Header=BB5_1 Depth=1</text:p>
            <text:p text:style-name="Table_20_Contents"><text:s text:c="8"/>mov <text:s text:c="4"/>eax, dword ptr [rbp - 12]</text:p>
            <text:p text:style-name="Table_20_Contents"><text:s text:c="8"/>add <text:s text:c="4"/>eax, 1</text:p>
            <text:p text:style-name="Table_20_Contents"><text:s text:c="8"/>mov <text:s text:c="4"/>dword ptr [rbp - 12], eax</text:p>
            <text:p text:style-name="Table_20_Contents"><text:s text:c="8"/>jmp <text:s text:c="4"/>.LBB5_1</text:p>
            <text:p text:style-name="Table_20_Contents">.LBB5_4:</text:p>
            <text:p text:style-name="Table_20_Contents"><text:s text:c="8"/>pop <text:s text:c="4"/>rbp</text:p>
            <text:p text:style-name="Table_20_Contents"><text:s text:c="8"/>.cfi_def_cfa rsp, 8</text:p>
            <text:p text:style-name="Table_20_Contents"><text:s text:c="8"/>ret</text:p>
          </table:table-cell>
        </table:table-row>
      </table:table>
      <text:p text:style-name="P5"/>
      <text:p text:style-name="P5">O3:</text:p>
      <table:table table:name="Table6" table:style-name="Table6">
        <table:table-column table:style-name="Table6.A"/>
        <table:table-row table:style-name="TableLine94522443930400">
          <table:table-cell table:style-name="Table6.A1" office:value-type="string">
            <text:p text:style-name="Table_20_Contents">_Z5loop1v: <text:s text:c="29"/># @_Z5loop1v</text:p>
            <text:p text:style-name="Table_20_Contents"><text:s text:c="8"/>.cfi_startproc</text:p>
            <text:p text:style-name="Table_20_Contents"># %bb.0:</text:p>
            <text:p text:style-name="Table_20_Contents"><text:s text:c="8"/>mov <text:s text:c="4"/>eax, 2</text:p>
            <text:p text:style-name="Table_20_Contents"><text:s text:c="8"/>mov <text:s text:c="4"/>rcx, qword ptr [rip + a]</text:p>
            <text:p text:style-name="Table_20_Contents"><text:s text:c="8"/>movapd <text:s/>xmm0, xmmword ptr [rip + .LCPI2_0] # xmm0 = [2.0E+3,2.0E+3]</text:p>
            <text:p text:style-name="Table_20_Contents"><text:s text:c="8"/>movapd <text:s/>xmm1, xmmword ptr [rip + .LCPI2_1] # xmm1 = [1.0E+4,1.0E+4]</text:p>
            <text:p text:style-name="Table_20_Contents"><text:s text:c="8"/>.p2align <text:s text:c="7"/>4, 0x90</text:p>
            <text:p text:style-name="Table_20_Contents">.LBB2_1: <text:s text:c="31"/># =&gt;This Inner Loop Header: Depth=1</text:p>
            <text:p text:style-name="Table_20_Contents"><text:s text:c="8"/>movupd <text:s/>xmm2, xmmword ptr [rcx + 8*rax - 16]</text:p>
            <text:p text:style-name="Table_20_Contents"><text:s text:c="8"/>movupd <text:s/>xmm3, xmmword ptr [rcx + 8*rax]</text:p>
            <text:p text:style-name="Table_20_Contents"><text:s text:c="8"/>mulpd <text:s text:c="2"/>xmm2, xmm0</text:p>
            <text:p text:style-name="Table_20_Contents"><text:s text:c="8"/>divpd <text:s text:c="2"/>xmm2, xmm1</text:p>
            <text:p text:style-name="Table_20_Contents"><text:s text:c="8"/>movupd <text:s/>xmmword ptr [rcx + 8*rax - 16], xmm2</text:p>
            <text:p text:style-name="Table_20_Contents"><text:s text:c="8"/>mulpd <text:s text:c="2"/>xmm3, xmm0</text:p>
            <text:p text:style-name="Table_20_Contents"><text:s text:c="8"/>divpd <text:s text:c="2"/>xmm3, xmm1</text:p>
            <text:p text:style-name="Table_20_Contents"><text:s text:c="8"/>movupd <text:s/>xmmword ptr [rcx + 8*rax], xmm3</text:p>
            <text:p text:style-name="Table_20_Contents"><text:s text:c="8"/>add <text:s text:c="4"/>rax, 4</text:p>
            <text:p text:style-name="Table_20_Contents"><text:s text:c="8"/>cmp <text:s text:c="4"/>rax, 100000002</text:p>
            <text:p text:style-name="Table_20_Contents"><text:s text:c="8"/>jne <text:s text:c="4"/>.LBB2_1</text:p>
            <text:p text:style-name="Table_20_Contents"># %bb.2:</text:p>
            <text:p text:style-name="Table_20_Contents"><text:s text:c="8"/>ret</text:p>
          </table:table-cell>
        </table:table-row>
        <table:table-row table:style-name="TableLine94522443930400">
          <table:table-cell table:style-name="Table6.A2" office:value-type="string">
            <text:p text:style-name="Table_20_Contents">_Z5loop2v: <text:s text:c="29"/># @_Z5loop2v</text:p>
            <text:p text:style-name="Table_20_Contents"><text:soft-page-break/><text:s text:c="8"/>.cfi_startproc</text:p>
            <text:p text:style-name="Table_20_Contents"># %bb.0:</text:p>
            <text:p text:style-name="Table_20_Contents"><text:s text:c="8"/>mov <text:s text:c="4"/>eax, 2</text:p>
            <text:p text:style-name="Table_20_Contents"><text:s text:c="8"/>mov <text:s text:c="4"/>rcx, qword ptr [rip + a]</text:p>
            <text:p text:style-name="Table_20_Contents"><text:s text:c="8"/>movapd <text:s/>xmm0, xmmword ptr [rip + .LCPI3_0] # xmm0 = [2.0E+3,2.0E+3]</text:p>
            <text:p text:style-name="Table_20_Contents"><text:s text:c="8"/>movapd <text:s/>xmm1, xmmword ptr [rip + .LCPI3_1] # xmm1 = [1.0E+4,1.0E+4]</text:p>
            <text:p text:style-name="Table_20_Contents"><text:s text:c="8"/>.p2align <text:s text:c="7"/>4, 0x90</text:p>
            <text:p text:style-name="Table_20_Contents">.LBB3_1: <text:s text:c="31"/># =&gt;This Inner Loop Header: Depth=1</text:p>
            <text:p text:style-name="Table_20_Contents"><text:s text:c="8"/>movupd <text:s/>xmm2, xmmword ptr [rcx + 8*rax - 16]</text:p>
            <text:p text:style-name="Table_20_Contents"><text:s text:c="8"/>movupd <text:s/>xmm3, xmmword ptr [rcx + 8*rax]</text:p>
            <text:p text:style-name="Table_20_Contents"><text:s text:c="8"/>mulpd <text:s text:c="2"/>xmm2, xmm0</text:p>
            <text:p text:style-name="Table_20_Contents"><text:s text:c="8"/>divpd <text:s text:c="2"/>xmm2, xmm1</text:p>
            <text:p text:style-name="Table_20_Contents"><text:s text:c="8"/>movupd <text:s/>xmmword ptr [rcx + 8*rax - 16], xmm2</text:p>
            <text:p text:style-name="Table_20_Contents"><text:s text:c="8"/>mulpd <text:s text:c="2"/>xmm3, xmm0</text:p>
            <text:p text:style-name="Table_20_Contents"><text:s text:c="8"/>divpd <text:s text:c="2"/>xmm3, xmm1</text:p>
            <text:p text:style-name="Table_20_Contents"><text:s text:c="8"/>movupd <text:s/>xmmword ptr [rcx + 8*rax], xmm3</text:p>
            <text:p text:style-name="Table_20_Contents"><text:s text:c="8"/>add <text:s text:c="4"/>rax, 4</text:p>
            <text:p text:style-name="Table_20_Contents"><text:s text:c="8"/>cmp <text:s text:c="4"/>rax, 100000002</text:p>
            <text:p text:style-name="Table_20_Contents"><text:s text:c="8"/>jne <text:s text:c="4"/>.LBB3_1</text:p>
            <text:p text:style-name="Table_20_Contents"># %bb.2:</text:p>
            <text:p text:style-name="Table_20_Contents"><text:s text:c="8"/>re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23:49:38.293408068</meta:creation-date>
    <dc:date>2022-09-15T08:03:14.608470931</dc:date>
    <meta:editing-duration>PT22M23S</meta:editing-duration>
    <meta:editing-cycles>3</meta:editing-cycles>
    <meta:generator>LibreOffice/7.3.5.2$Linux_X86_64 LibreOffice_project/30$Build-2</meta:generator>
    <meta:document-statistic meta:table-count="6" meta:image-count="0" meta:object-count="0" meta:page-count="8" meta:paragraph-count="327" meta:word-count="1189" meta:character-count="8224" meta:non-whitespace-character-count="5488"/>
  </office:meta>
</office:document-meta>
</file>